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7000002E8C609C8763C548D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4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000000" loext:opacity="100%" style:font-name="CMU Serif" fo:font-size="14pt" style:font-size-asian="14pt" style:font-size-complex="14pt"/>
    </style:style>
    <style:style style:name="T1" style:family="text">
      <style:text-properties fo:color="#000000" loext:opacity="100%" style:font-name="CMU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8.708cm" svg:x="1cm" svg:y="10.495cm">
          <draw:image xlink:href="Pictures/1000000100000657000002E8C609C8763C548DE8.png" xlink:type="simple" xlink:show="embed" xlink:actuate="onLoad" draw:mime-type="image/png">
            <text:p/>
          </draw:image>
        </draw:frame>
        <draw:custom-shape draw:style-name="gr2" draw:text-style-name="P3" draw:layer="layout" svg:width="4.75cm" svg:height="0.75cm" svg:x="7.75cm" svg:y="11.5cm">
          <text:p text:style-name="P2"><text:span text:style-name="T1">VALID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75cm" svg:y="14.5cm">
          <text:p text:style-name="P2"><text:span text:style-name="T1">REAL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0.75cm" svg:x="4.75cm" svg:y="14.5cm">
          <text:p text:style-name="P2"><text:span text:style-name="T1">MATEMATICKÝ 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5cm" svg:height="0.75cm" svg:x="10.25cm" svg:y="14.5cm">
          <text:p text:style-name="P2"><text:span text:style-name="T1">ZDROJOVÝ KÓ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0.75cm" svg:x="15.5cm" svg:y="14.5cm">
          <text:p text:style-name="P2"><text:span text:style-name="T1">VÝSLEDK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0.75cm" svg:x="9.75cm" svg:y="17.5cm">
          <text:p text:style-name="P2"><text:span text:style-name="T1">VERIFIK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4:53:24.119235556</dc:date>
    <meta:editing-duration>PT4M51S</meta:editing-duration>
    <meta:editing-cycles>1</meta:editing-cycles>
    <meta:document-statistic meta:object-count="7"/>
    <meta:generator>LibreOffice/7.3.7.2$Linux_X86_64 LibreOffice_project/30$Build-2</meta:generator>
  </office:meta>
</office:document-meta>
</file>